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47b8b8" draw:textarea-horizontal-align="justify" draw:textarea-vertical-align="middle" draw:auto-grow-height="false" fo:min-height="2.15cm" fo:min-width="1.2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.801cm" fo:min-width="0cm"/>
    </style:style>
    <style:style style:name="gr3" style:family="graphic" style:parent-style-name="standard">
      <style:graphic-properties draw:fill="solid" draw:fill-color="#47b8b8" draw:textarea-horizontal-align="justify" draw:textarea-vertical-align="middle" draw:auto-grow-height="false" fo:min-height="2.444cm" fo:min-width="1.21cm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 fo:min-height="0.715cm" fo:min-width="0cm"/>
    </style:style>
    <style:style style:name="gr5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2.1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8cm"/>
    </style:style>
    <style:style style:name="gr9" style:family="graphic" style:parent-style-name="standard">
      <style:graphic-properties draw:auto-grow-height="false" fo:min-height="0.749cm" fo:min-width="0.499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11" style:family="graphic" style:parent-style-name="objectwithoutfill">
      <style:graphic-properties draw:marker-end="Arrow" draw:marker-end-width="0.3cm" draw:fill="none" draw:fill-color="#c0c0c0" draw:textarea-vertical-align="middle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6cm" fo:min-width="0cm"/>
    </style:style>
    <style:style style:name="gr1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5" style:family="graphic" style:parent-style-name="standard">
      <style:graphic-properties draw:opacity="25%" draw:textarea-horizontal-align="justify" draw:textarea-vertical-align="middle" draw:auto-grow-height="false" fo:min-height="2.15cm" fo:min-width="3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P1" style:family="paragraph">
      <loext:graphic-properties draw:fill="solid" draw:fill-color="#47b8b8"/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c0c0c0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opacity="25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2.4cm" svg:x="4.8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1.2cm" svg:x="5.3cm" svg:y="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71cm" svg:height="2.694cm" draw:transform="rotate (1.57446151822408) translate (14.806cm 7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704cm" svg:height="1.101cm" draw:transform="rotate (1.57446151822408) translate (13.667cm 7.20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7cm" svg:height="3.6cm" draw:transform="rotate (-3.1398473243378) translate (7.206cm 17.9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1.7cm" draw:transform="rotate (-3.1398473243378) translate (6.409cm 19.5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7cm" svg:height="3.6cm" draw:transform="rotate (-1.57498511699968) translate (16.511cm 14.21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1.7cm" draw:transform="rotate (-1.57498511699968) translate (18.4cm 15.10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3" draw:layer="layout" svg:width="2.648cm" svg:height="1.062cm" svg:x="4.252cm" svg:y="9.1cm">
          <draw:text-box>
            <text:p>Angle 0</text:p>
          </draw:text-box>
        </draw:frame>
        <draw:frame draw:style-name="gr8" draw:text-style-name="P3" draw:layer="layout" svg:width="2.8cm" svg:height="0.962cm" svg:x="14.7cm" svg:y="9.1cm">
          <draw:text-box>
            <text:p>Angle 1</text:p>
          </draw:text-box>
        </draw:frame>
        <draw:custom-shape draw:style-name="gr9" draw:layer="layout" svg:width="8.4cm" svg:height="9.8cm" svg:x="1.1cm" svg:y="1.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8.4cm" svg:height="9.8cm" svg:x="11.6cm" svg:y="1.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8.4cm" svg:height="9.8cm" svg:x="11.6cm" svg:y="10.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8.4cm" svg:height="9.8cm" svg:x="1.1cm" svg:y="10.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7" draw:text-style-name="P3" draw:layer="layout" svg:width="2.648cm" svg:height="1.062cm" svg:x="4.152cm" svg:y="11.838cm">
          <draw:text-box>
            <text:p>Angle 2</text:p>
          </draw:text-box>
        </draw:frame>
        <draw:frame draw:style-name="gr10" draw:text-style-name="P3" draw:layer="layout" svg:width="2.648cm" svg:height="0.962cm" svg:x="14.7cm" svg:y="11.938cm">
          <draw:text-box>
            <text:p>Angle 3</text:p>
          </draw:text-box>
        </draw:frame>
        <draw:line draw:style-name="gr11" draw:text-style-name="P4" draw:layer="layout" svg:x1="9.6cm" svg:y1="5.9cm" svg:x2="11.7cm" svg:y2="5.9cm">
          <text:p/>
        </draw:line>
        <draw:custom-shape draw:style-name="gr12" draw:text-style-name="P5" draw:layer="layout" svg:width="0.7cm" svg:height="1.2cm" svg:x="7.7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7cm" svg:height="1.2cm" svg:x="1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7cm" svg:height="1.2cm" svg:x="7.2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7cm" svg:height="1.2cm" svg:x="1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7cm" svg:height="1.2cm" svg:x="10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11.5cm" svg:y1="9.5cm" svg:x2="9.5cm" svg:y2="13.6cm">
          <text:p/>
        </draw:line>
        <draw:line draw:style-name="gr11" draw:text-style-name="P4" draw:layer="layout" svg:x1="9.6cm" svg:y1="18.3cm" svg:x2="11.5cm" svg:y2="18.2cm">
          <text:p/>
        </draw:line>
        <draw:custom-shape draw:style-name="gr14" draw:text-style-name="P6" draw:layer="layout" svg:width="0.7cm" svg:height="1.2cm" svg:x="10.2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7cm" svg:height="1.2cm" svg:x="10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3.8cm" svg:height="2.4cm" svg:x="3.7cm" svg:y="1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8cm" svg:height="2.4cm" svg:x="14cm" svg:y="1.9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2.805cm" svg:height="1.427cm" svg:x="4.2cm" svg:y="2.5cm">
          <draw:text-box>
            <text:p text:style-name="P8"><text:span text:style-name="T1">Entrée </text:span></text:p>
            <text:p text:style-name="P8"><text:span text:style-name="T1">labyrinthe</text:span></text:p>
          </draw:text-box>
        </draw:frame>
        <draw:frame draw:style-name="gr16" draw:text-style-name="P9" draw:layer="layout" svg:width="2.805cm" svg:height="1.427cm" svg:x="14.4cm" svg:y="2.373cm">
          <draw:text-box>
            <text:p text:style-name="P8"><text:span text:style-name="T1">Entrée </text:span></text:p>
            <text:p text:style-name="P8"><text:span text:style-name="T1">labyrinth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</meta:initial-creator>
    <meta:creation-date>2016-03-07T16:21:35</meta:creation-date>
    <dc:date>2016-03-07T22:50:54.836128532</dc:date>
    <dc:creator>Valentin Paul</dc:creator>
    <meta:editing-duration>PT34M8S</meta:editing-duration>
    <meta:editing-cycles>14</meta:editing-cycles>
    <meta:generator>LibreOffice/5.0.5.2$Linux_X86_64 LibreOffice_project/00$Build-2</meta:generator>
    <meta:document-statistic meta:object-count="30"/>
  </office:meta>
</office:document-meta>
</file>